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ameel Noori Nastaleeq" svg:font-family="'Jameel Noori Nastaleeq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rsid="00271026" officeooo:paragraph-rsid="00271026"/>
    </style:style>
    <style:style style:name="P5" style:family="paragraph" style:parent-style-name="Standard">
      <style:paragraph-properties fo:text-align="start" style:justify-single-word="false"/>
      <style:text-properties officeooo:rsid="00271026" officeooo:paragraph-rsid="0027eaf8"/>
    </style:style>
    <style:style style:name="P6" style:family="paragraph" style:parent-style-name="Standard">
      <style:paragraph-properties fo:text-align="start" style:justify-single-word="false"/>
      <style:text-properties officeooo:rsid="0027eaf8" officeooo:paragraph-rsid="0027eaf8"/>
    </style:style>
    <style:style style:name="P7" style:family="paragraph" style:parent-style-name="Standard">
      <style:paragraph-properties fo:text-align="start" style:justify-single-word="false"/>
      <style:text-properties officeooo:rsid="0029105c" officeooo:paragraph-rsid="0029105c"/>
    </style:style>
    <style:style style:name="T1" style:family="text">
      <style:text-properties officeooo:rsid="002374f9"/>
    </style:style>
    <style:style style:name="T2" style:family="text">
      <style:text-properties officeooo:rsid="0025aef2"/>
    </style:style>
    <style:style style:name="T3" style:family="text">
      <style:text-properties officeooo:rsid="0027ea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orkshop on Introduction to R for the Humanities<text:line-break/>Faculty: Arjun, Professor, Department of Humanities and Social Sciences, IIT Delhi</text:p>
      <text:p text:style-name="P1"/>
      <text:p text:style-name="P1"/>
      <text:p text:style-name="P1">Schedule: 28 Feb to 11 Mar <text:span text:style-name="T1">2022, </text:span>10 days. Mon – Fri. 3-4PM IST (UTC +530).</text:p>
      <text:p text:style-name="P1"/>
      <text:p text:style-name="P1">Objectives of the workshop: To introduce participants to the basic operations on R and enable them to use these skill to work on humanities data.<text:line-break/></text:p>
      <text:p text:style-name="P1"/>
      <text:p text:style-name="P1">The workshop will cover the following: Variables, Loops, Pipes, Strings, data structures, data wrangling, text analysis and visualization.</text:p>
      <text:p text:style-name="P1"/>
      <text:p text:style-name="P1">Modules:<text:line-break/>Vectors, Arrays, Lists, Data Structures, Data Frames, String Manipulation, Ggplot</text:p>
      <text:p text:style-name="P1"/>
      <text:p text:style-name="P1"/>
      <text:p text:style-name="P1">Eligibility: </text:p>
      <text:p text:style-name="P1">1. Applicants should have at least a Bachelor’s degree in a humanities discipline.</text:p>
      <text:p text:style-name="P1">2. The workshop is open for those who don’t have any background in coding/ programming. If you are someone who has any experience in working with another programming language like Python, Java etc. this workshop is not for you.</text:p>
      <text:p text:style-name="P1"/>
      <text:p text:style-name="Standard">Technology requirements:</text:p>
      <text:p text:style-name="P1"/>
      <text:p text:style-name="P1">Seats limited. If the number of applicants exceed the capacity of the workshop some of the applicants would be waitlisted and/or accommodated at a repeat workshop.</text:p>
      <text:p text:style-name="P1"/>
      <text:p text:style-name="P1">All workshop participants will be awarded an eCertificate.</text:p>
      <text:p text:style-name="P1"><text:bookmark text:name="outerContainer"/></text:p>
      <text:p text:style-name="Standard"/>
      <text:p text:style-name="P2"><text:span text:style-name="T2">To apply please fill up </text:span><text:a xlink:type="simple" xlink:href="https://docs.google.com/forms/d/e/1FAIpQLSf0DTcjot8X00iGbn3bFv1kOpp_lDnv5y6kvVD6C4pPSd3Kmw/viewform?usp=sf_link" text:style-name="Internet_20_link" text:visited-style-name="Visited_20_Internet_20_Link"><text:span text:style-name="T2">this form</text:span></text:a><text:span text:style-name="T2">.</text:span> <text:s text:c="32"/></text:p>
      <text:p text:style-name="P2"/>
      <text:p text:style-name="P2"/>
      <text:p text:style-name="P4">Hello,</text:p>
      <text:p text:style-name="P4"/>
      <text:p text:style-name="P5">Thank you for showing your interest in the DHARTI2022 post-conference workshop <text:span text:style-name="T3">on “Introduction to R for the Humanities”.</text:span></text:p>
      <text:p text:style-name="P5"/>
      <text:p text:style-name="P6">As announced earlier I shall run the workshop 28 Feb to 11 Mar <text:span text:style-name="T1">2022, </text:span>10 days. Mon – Fri. 3-4PM IST (UTC +530).</text:p>
      <text:p text:style-name="P6"/>
      <text:p text:style-name="P6">The workshop sessions will be on Zoom and the assignments etc. will be collated on Google classroom.</text:p>
      <text:p text:style-name="P6"/>
      <text:p text:style-name="P7">Before our first session you need to install R and Rstudio on your system. Please follow the instructions given here:</text:p>
      <text:p text:style-name="P7"><text:a xlink:type="simple" xlink:href="https://techvidvan.com/tutorials/install-r/" text:style-name="Internet_20_link" text:visited-style-name="Visited_20_Internet_20_Link">https://techvidvan.com/tutorials/install-r/</text:a></text:p>
      <text:p text:style-name="P7"/>
      <text:p text:style-name="P7">Once you complete the installation please inform me that you have done so. That email would confirm a spot at the workshop (there is a waiting list).</text:p>
      <text:p text:style-name="P7"/>
      <text:p text:style-name="P7"><text:soft-page-break/>Please do this by Friday 25 Feb 2022.</text:p>
      <text:p text:style-name="P7"/>
      <text:p text:style-name="P7">best,</text:p>
      <text:p text:style-name="P7"/>
      <text:p text:style-name="P7">arju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ameel Noori Nastaleeq" svg:font-family="'Jameel Noori Nastaleeq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Jameel Noori Nastaleeq" style:font-size-complex="12pt" style:language-complex="ur" style:country-complex="PK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Jameel Noori Nastaleeq" style:font-size-complex="12pt" style:language-complex="ur" style:country-complex="PK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Jameel Noori Nastaleeq" style:font-family-complex="'Jameel Noori Nastaleeq'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Jameel Noori Nastaleeq" style:font-family-complex="'Jameel Noori Nastaleeq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Jameel Noori Nastaleeq" style:font-family-complex="'Jameel Noori Nastaleeq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Jameel Noori Nastaleeq" style:font-family-complex="'Jameel Noori Nastaleeq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অর্জুন </meta:initial-creator>
    <meta:creation-date>2022-02-02T23:32:48.681299133</meta:creation-date>
    <dc:date>2022-02-22T00:28:59.111724822</dc:date>
    <dc:creator>অর্জুন </dc:creator>
    <meta:editing-duration>PT3H23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2" meta:paragraph-count="22" meta:word-count="300" meta:character-count="1906" meta:non-whitespace-character-count="1591"/>
  </office:meta>
</office:document-meta>
</file>